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D48061BDC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15F000001355994C027.svm" manifest:media-type=""/>
  <manifest:file-entry manifest:full-path="Pictures/20000001000001B00000012D6746B6E6.svm" manifest:media-type=""/>
  <manifest:file-entry manifest:full-path="Pictures/200000020000016C000000F0CBAD1EB8.eps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392cm" svg:height="3.555cm" svg:x="3.577cm" svg:y="0.702cm">
          <draw:image xlink:href="Pictures/200000020000016C000000F0CBAD1EB8.eps" xlink:type="simple" xlink:show="embed" xlink:actuate="onLoad">
            <text:p/>
          </draw:image>
        </draw:frame>
        <draw:frame draw:style-name="gr2" draw:text-style-name="P1" draw:layer="layout" svg:width="0.775cm" svg:height="0.36cm" svg:x="6.394cm" svg:y="0.339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568cm" svg:height="0.355cm" svg:x="5.98cm" svg:y="1.339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517cm" svg:height="0.36cm" svg:x="6.967cm" svg:y="3.207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52cm" svg:height="0.36cm" svg:x="5.1cm" svg:y="3.207cm">
          <draw:image xlink:href="Pictures/20000001000001CD0000012D48061BDC.svm" xlink:type="simple" xlink:show="embed" xlink:actuate="onLoad">
            <text:p/>
          </draw:image>
        </draw:frame>
        <draw:frame draw:style-name="gr6" draw:text-style-name="P1" draw:layer="layout" svg:width="0.38cm" svg:height="0.192cm" svg:x="5.277cm" svg:y="1.959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38cm" svg:height="0.192cm" svg:x="7.275cm" svg:y="1.514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517cm" svg:height="0.355cm" svg:x="9.021cm" svg:y="3.212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283cm" svg:height="0.258cm" svg:x="4.309cm" svg:y="1.962cm">
          <draw:image xlink:href="Pictures/20000001000000ED000000D877E400B4.svm" xlink:type="simple" xlink:show="embed" xlink:actuate="onLoad">
            <text:p/>
          </draw:image>
        </draw:frame>
        <draw:frame draw:style-name="gr9" draw:text-style-name="P1" draw:layer="layout" svg:width="0.299cm" svg:height="0.258cm" svg:x="3.357cm" svg:y="3.128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406cm" svg:height="0.253cm" svg:x="8.503cm" svg:y="1.631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42cm" svg:height="0.37cm" svg:x="8.164cm" svg:y="3.197cm">
          <draw:image xlink:href="Pictures/200000010000015F000001355994C0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0T08:11:33</meta:creation-date>
    <meta:editing-duration>PT7M3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0T12:00:56</dc:date>
    <dc:creator>kkk </dc:creator>
    <meta:document-statistic meta:object-count="12"/>
    <meta:template xlink:type="simple" xlink:actuate="onRequest" xlink:title="kkkFigures" xlink:href="../../../../../.libreoffice/3/user/template/kkkFigures.otg" meta:date="2014-08-10T08:11:32"/>
  </office:meta>
</office:document-meta>
</file>